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ff9966" draw:textarea-vertical-align="middle" draw:shadow="hidden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draw:fill="solid" draw:fill-color="#cc6633" draw:textarea-vertical-align="middle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7.0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1" draw:id="id1" draw:layer="layout" svg:width="4.676cm" svg:height="1.1cm" svg:x="4.883cm" svg:y="6.35cm" draw:corner-radius="0.5cm">
          <text:p text:style-name="P1">F-car want land</text:p>
        </draw:rect>
        <draw:custom-shape draw:style-name="gr2" draw:text-style-name="P1" xml:id="id2" draw:id="id2" draw:layer="layout" svg:width="6.691cm" svg:height="1.557cm" svg:x="3.875cm" svg:y="9.009cm">
          <text:p text:style-name="P1">Search nearby helip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3" draw:id="id3" draw:layer="layout" svg:width="5.3cm" svg:height="3.116cm" svg:x="4.6cm" svg:y="11.759cm">
          <text:p text:style-name="P1">Found </text:p>
          <text:p text:style-name="P1">Helipa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4" draw:id="id4" draw:layer="layout" svg:width="4.833cm" svg:height="1.833cm" svg:x="11.067cm" svg:y="12.4cm">
          <text:p text:style-name="P1">Ooh, You Have Trouble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5" draw:id="id5" draw:layer="layout" svg:width="5.042cm" svg:height="1.375cm" svg:x="1.575cm" svg:y="15.242cm">
          <text:p text:style-name="P1">Sort by distan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6" draw:id="id6" draw:layer="layout" svg:width="6cm" svg:height="1.832cm" svg:x="1.1cm" svg:y="18.084cm">
          <text:p text:style-name="P1">Sort by </text:p>
          <text:p text:style-name="P1">remaining park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5.775cm" svg:height="1.65cm" svg:x="10.525cm" svg:y="7cm">
          <text:p text:style-name="P1"><text:span text:style-name="T1">NAVkid receiver heart</text:span></text:p>
          <text:p text:style-name="P1"><text:span text:style-name="T1">signal from NAVstation</text:span></text:p>
          <draw:enhanced-geometry svg:viewBox="0 0 21600 21600" draw:text-areas="800 800 20800 20800" draw:type="round-rectangular-callout" draw:modifiers="52.3545706371191 29240.4603270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xml:id="id7" draw:id="id7" draw:layer="layout" svg:width="6.4cm" svg:height="4.2cm" svg:x="20.4cm" svg:y="6cm">
          <text:p text:style-name="P1">List of park, wait the driver choose one. Sent a land request To NAVst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8" draw:id="id8" draw:layer="layout" svg:width="5.35cm" svg:height="3.299cm" svg:x="20.95cm" svg:y="11.8cm">
          <text:p text:style-name="P1">Land </text:p>
          <text:p text:style-name="P1">allow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9" draw:id="id9" draw:layer="layout" svg:width="4.858cm" svg:height="4.492cm" svg:x="18.125cm" svg:y="15.608cm">
          <text:p text:style-name="P1">Wait in air. But if running low on gas, you better wait on the ground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4" draw:text-style-name="P1" xml:id="id10" draw:id="id10" draw:layer="layout" svg:width="3.666cm" svg:height="1.193cm" svg:x="25.034cm" svg:y="17.707cm" draw:corner-radius="0.5cm">
          <text:p text:style-name="P1">Finish land</text:p>
        </draw:rect>
        <draw:connector draw:style-name="gr5" draw:text-style-name="P1" draw:layer="layout" svg:x1="7.221cm" svg:y1="7.45cm" svg:x2="7.221cm" svg:y2="9.009cm" draw:start-shape="id1" draw:start-glue-point="2" draw:end-shape="id2" draw:end-glue-point="4" svg:d="m7221 7450v1559" svg:viewBox="0 0 1 1560">
          <text:p/>
        </draw:connector>
        <draw:connector draw:style-name="gr5" draw:text-style-name="P1" draw:layer="layout" svg:x1="7.221cm" svg:y1="10.566cm" svg:x2="7.25cm" svg:y2="11.759cm" draw:start-shape="id2" draw:start-glue-point="6" draw:end-shape="id3" draw:end-glue-point="4" svg:d="m7221 10566v597h29v596" svg:viewBox="0 0 30 1194">
          <text:p/>
        </draw:connector>
        <draw:connector draw:style-name="gr5" draw:text-style-name="P1" draw:layer="layout" svg:x1="9.9cm" svg:y1="13.317cm" svg:x2="11.067cm" svg:y2="13.317cm" draw:start-shape="id3" draw:start-glue-point="7" draw:end-shape="id4" draw:end-glue-point="5" svg:d="m9900 13317h1167" svg:viewBox="0 0 1168 1">
          <text:p/>
        </draw:connector>
        <draw:connector draw:style-name="gr5" draw:text-style-name="P1" draw:layer="layout" svg:x1="13.484cm" svg:y1="12.4cm" svg:x2="10.566cm" svg:y2="9.788cm" draw:start-shape="id4" draw:start-glue-point="4" draw:end-shape="id2" draw:end-glue-point="7" svg:d="m13484 12400v-2612h-2918" svg:viewBox="0 0 2919 2613">
          <text:p/>
        </draw:connector>
        <draw:connector draw:style-name="gr5" draw:text-style-name="P1" draw:layer="layout" svg:x1="4.6cm" svg:y1="13.317cm" svg:x2="4.096cm" svg:y2="15.242cm" draw:start-shape="id3" draw:start-glue-point="5" draw:end-shape="id5" draw:end-glue-point="4" svg:d="m4600 13317h-504v1925" svg:viewBox="0 0 505 1926">
          <text:p/>
        </draw:connector>
        <draw:connector draw:style-name="gr5" draw:text-style-name="P1" draw:layer="layout" svg:x1="4.096cm" svg:y1="16.617cm" svg:x2="4.1cm" svg:y2="18.084cm" draw:start-shape="id5" draw:start-glue-point="6" draw:end-shape="id6" draw:end-glue-point="4" svg:d="m4096 16617v734h4v733" svg:viewBox="0 0 5 1468">
          <text:p/>
        </draw:connector>
        <draw:connector draw:style-name="gr5" draw:text-style-name="P1" draw:layer="layout" draw:line-skew="2.999cm" svg:x1="7.1cm" svg:y1="19cm" svg:x2="20.4cm" svg:y2="8.1cm" draw:start-shape="id6" draw:start-glue-point="7" draw:end-shape="id7" draw:end-glue-point="5" svg:d="m7100 19000h9650v-10900h3650" svg:viewBox="0 0 13301 10901">
          <text:p/>
        </draw:connector>
        <draw:connector draw:style-name="gr5" draw:text-style-name="P1" draw:layer="layout" svg:x1="23.6cm" svg:y1="10.2cm" svg:x2="23.625cm" svg:y2="11.8cm" draw:start-shape="id7" draw:start-glue-point="6" draw:end-shape="id8" draw:end-glue-point="4" svg:d="m23600 10200v800h25v800" svg:viewBox="0 0 26 1601">
          <text:p/>
        </draw:connector>
        <draw:connector draw:style-name="gr5" draw:text-style-name="P1" draw:layer="layout" svg:x1="20.95cm" svg:y1="13.45cm" svg:x2="20.554cm" svg:y2="15.608cm" draw:start-shape="id8" draw:start-glue-point="5" draw:end-shape="id9" draw:end-glue-point="4" svg:d="m20950 13450h-396v2158" svg:viewBox="0 0 397 2159">
          <text:p/>
        </draw:connector>
        <draw:connector draw:style-name="gr5" draw:text-style-name="P1" draw:layer="layout" svg:x1="26.3cm" svg:y1="13.45cm" svg:x2="26.867cm" svg:y2="17.707cm" draw:start-shape="id8" draw:start-glue-point="7" draw:end-shape="id10" draw:end-glue-point="0" svg:d="m26300 13450h567v4257" svg:viewBox="0 0 568 4258">
          <text:p/>
        </draw:connector>
        <draw:connector draw:style-name="gr5" draw:text-style-name="P1" draw:layer="layout" draw:line-skew="0cm -0.298cm" svg:x1="18.125cm" svg:y1="17.854cm" svg:x2="23.625cm" svg:y2="11.8cm" draw:start-shape="id9" draw:start-glue-point="5" draw:end-shape="id8" draw:end-glue-point="4" svg:d="m18125 17854h-501v-6854h6001v800" svg:viewBox="0 0 6002 6855">
          <text:p/>
        </draw:connector>
        <draw:frame draw:style-name="gr6" draw:layer="layout" svg:width="6.611cm" svg:height="0.963cm" svg:x="12.089cm" svg:y="4.037cm">
          <draw:text-box>
            <text:p>Flow of flying car land</text:p>
          </draw:text-box>
        </draw:frame>
        <draw:frame draw:style-name="gr7" draw:layer="layout" svg:width="0.959cm" svg:height="0.963cm" svg:x="9.575cm" svg:y="12.4cm">
          <draw:text-box>
            <text:p>N</text:p>
          </draw:text-box>
        </draw:frame>
        <draw:frame draw:style-name="gr7" draw:layer="layout" svg:width="0.925cm" svg:height="0.963cm" svg:x="26.175cm" svg:y="12.537cm">
          <draw:text-box>
            <text:p>Y</text:p>
          </draw:text-box>
        </draw:frame>
        <draw:frame draw:style-name="gr8" draw:layer="layout" svg:width="0.959cm" svg:height="0.963cm" svg:x="20.3cm" svg:y="12.537cm">
          <draw:text-box>
            <text:p>N</text:p>
          </draw:text-box>
        </draw:frame>
        <draw:frame draw:style-name="gr8" draw:layer="layout" svg:width="0.925cm" svg:height="0.963cm" svg:x="3.841cm" svg:y="12.337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4T14:41:36.01</meta:creation-date>
    <dc:date>2013-03-14T19:53:15.11</dc:date>
    <meta:editing-duration>PT2H48M5S</meta:editing-duration>
    <meta:editing-cycles>25</meta:editing-cycles>
    <meta:generator>LibreOffice/4.0.1.2$Windows_x86 LibreOffice_project/84102822e3d61eb989ddd325abf1ac077904985</meta:generator>
    <meta:document-statistic meta:object-count="27"/>
  </office:meta>
</office:document-meta>
</file>